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rsid="000f1404" officeooo:paragraph-rsid="000f1404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2108a" officeooo:paragraph-rsid="0012108a"/>
    </style:style>
    <style:style style:name="P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33bea" officeooo:paragraph-rsid="00133bea"/>
    </style:style>
    <style:style style:name="P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5b214" officeooo:paragraph-rsid="0015b2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style:style style:name="T4" style:family="text">
      <style:text-properties officeooo:rsid="0015b2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3504935176" text:style-name="L1">
        <text:list-item>
          <text:p text:style-name="P2">capo-animatore <text:span text:style-name="T3">rispettato dagli altri</text:span></text:p>
        </text:list-item>
        <text:list-item>
          <text:p text:style-name="P3">responsabile dei giochi perfettino</text:p>
        </text:list-item>
        <text:list-item>
          <text:p text:style-name="P4">simpatico (il preferito dei ragazzi <text:span text:style-name="T4">che di solito spiega i giochi</text:span>)</text:p>
        </text:list-item>
        <text:list-item>
          <text:p text:style-name="P5">responsabile dei balli</text:p>
        </text:list-item>
        <text:list-item>
          <text:p text:style-name="P5">responsabile dei material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0T13:37:58.107946832</dc:date>
    <meta:editing-duration>PT1H55M42S</meta:editing-duration>
    <meta:editing-cycles>8</meta:editing-cycles>
    <meta:document-statistic meta:table-count="0" meta:image-count="0" meta:object-count="0" meta:page-count="1" meta:paragraph-count="7" meta:word-count="35" meta:character-count="220" meta:non-whitespace-character-count="197"/>
  </office:meta>
</office:document-meta>
</file>